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Standaardalinea-lettertype" style:family="text">
      <style:text-properties fo:font-size="8pt" style:font-size-asian="8pt" style:font-size-complex="8pt"/>
    </style:style>
    <style:style style:name="T3" style:parent-style-name="Standaardalinea-lettertype" style:family="text">
      <style:text-properties fo:font-size="8pt" style:font-size-asian="8pt" style:font-size-complex="8pt" fo:language="nl" fo:country="NL"/>
    </style:style>
    <style:style style:name="T4" style:parent-style-name="Standaardalinea-lettertype" style:family="text">
      <style:text-properties fo:font-size="8pt" style:font-size-asian="8pt" style:font-size-complex="8pt" fo:language="nl" fo:country="NL"/>
    </style:style>
    <style:style style:name="T5" style:parent-style-name="Standaardalinea-lettertype" style:family="text">
      <style:text-properties fo:language="nl" fo:country="NL"/>
    </style:style>
    <style:style style:name="T6" style:parent-style-name="Standaardalinea-lettertype" style:family="text">
      <style:text-properties style:text-underline-type="single" style:text-underline-style="solid" style:text-underline-width="auto" style:text-underline-mode="continuous"/>
    </style:style>
    <style:style style:name="P7" style:parent-style-name="Standard" style:family="paragraph">
      <style:paragraph-properties fo:margin-left="0.4923in">
        <style:tab-stops/>
      </style:paragraph-properties>
    </style:style>
    <style:style style:name="P8" style:parent-style-name="Standard" style:family="paragraph">
      <style:paragraph-properties fo:margin-left="0.4916in">
        <style:tab-stops/>
      </style:paragraph-properties>
    </style:style>
    <style:style style:name="P9" style:parent-style-name="Standard" style:family="paragraph">
      <style:paragraph-properties fo:margin-left="0.4916in">
        <style:tab-stops/>
      </style:paragraph-properties>
    </style:style>
    <style:style style:name="P10" style:parent-style-name="Standard" style:family="paragraph">
      <style:paragraph-properties fo:margin-left="0.4923in">
        <style:tab-stops/>
      </style:paragraph-properties>
    </style:style>
    <style:style style:name="P11" style:parent-style-name="Standard" style:family="paragraph">
      <style:paragraph-properties fo:margin-left="0.4923in">
        <style:tab-stops/>
      </style:paragraph-properties>
    </style:style>
    <style:style style:name="P12" style:parent-style-name="Standard" style:family="paragraph">
      <style:paragraph-properties fo:margin-left="0.4923in">
        <style:tab-stops/>
      </style:paragraph-properties>
    </style:style>
    <style:style style:name="P13" style:parent-style-name="Standard" style:family="paragraph">
      <style:paragraph-properties fo:margin-left="0.4923in">
        <style:tab-stops/>
      </style:paragraph-properties>
    </style:style>
    <style:style style:name="T14" style:parent-style-name="Standaardalinea-lettertype" style:family="text">
      <style:text-properties style:text-underline-type="single" style:text-underline-style="solid" style:text-underline-width="auto" style:text-underline-mode="continuou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4923in">
        <style:tab-stops/>
      </style:paragraph-properties>
    </style:style>
    <style:style style:name="P17" style:parent-style-name="Standard" style:family="paragraph">
      <style:paragraph-properties fo:margin-left="0.4923in">
        <style:tab-stops/>
      </style:paragraph-properties>
    </style:style>
    <style:style style:name="P18" style:parent-style-name="Standard" style:family="paragraph">
      <style:paragraph-properties fo:margin-left="0.4923in">
        <style:tab-stops/>
      </style:paragraph-properties>
    </style:style>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family="paragraph">
      <style:paragraph-properties fo:margin-left="0.4923in">
        <style:tab-stops/>
      </style:paragraph-properties>
    </style:style>
    <style:style style:name="T22" style:parent-style-name="Standaardalinea-lettertype" style:family="text">
      <style:text-properties fo:language="nl" fo:country="NL"/>
    </style:style>
    <style:style style:name="T23" style:parent-style-name="Standaardalinea-lettertype" style:family="text">
      <style:text-properties fo:language="nl" fo:country="NL"/>
    </style:style>
    <style:style style:name="T24" style:parent-style-name="Standaardalinea-lettertype" style:family="text">
      <style:text-properties fo:language="nl" fo:country="NL"/>
    </style:style>
    <style:style style:name="P25" style:parent-style-name="Standard" style:family="paragraph">
      <style:paragraph-properties fo:margin-left="0.4923in" fo:text-indent="0.4923in">
        <style:tab-stops/>
      </style:paragraph-properties>
    </style:style>
    <style:style style:name="P26" style:parent-style-name="Standard" style:family="paragraph">
      <style:paragraph-properties fo:margin-left="0.4923in" fo:text-indent="0.4923in">
        <style:tab-stops/>
      </style:paragraph-properties>
    </style:style>
    <style:style style:name="P27" style:parent-style-name="Standard" style:family="paragraph">
      <style:paragraph-properties fo:margin-left="0.4923in" fo:text-indent="0.4923in">
        <style:tab-stops/>
      </style:paragraph-properties>
    </style:style>
    <style:style style:name="P28" style:parent-style-name="Standard" style:family="paragraph">
      <style:paragraph-properties fo:margin-left="0.4923in">
        <style:tab-stops/>
      </style:paragraph-properties>
    </style:style>
    <style:style style:name="P29" style:parent-style-name="Standard" style:family="paragraph">
      <style:paragraph-properties fo:margin-lef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P32" style:parent-style-name="Standard" style:family="paragraph">
      <style:paragraph-properties fo:margin-left="0.4923in">
        <style:tab-stops/>
      </style:paragraph-properties>
    </style:style>
    <style:style style:name="P33" style:parent-style-name="Standard" style:family="paragraph">
      <style:paragraph-properties fo:margin-left="0.4923in">
        <style:tab-stops/>
      </style:paragraph-properties>
    </style:style>
    <style:style style:name="P34" style:parent-style-name="Standard" style:family="paragraph">
      <style:paragraph-properties fo:margin-left="0.4923in">
        <style:tab-stops/>
      </style:paragraph-properties>
    </style:style>
    <style:style style:name="P35" style:parent-style-name="Standard" style:family="paragraph">
      <style:paragraph-properties fo:margin-left="0.4923in">
        <style:tab-stops/>
      </style:paragraph-properties>
    </style:style>
    <style:style style:name="P36" style:parent-style-name="Standard" style:family="paragraph">
      <style:paragraph-properties fo:margin-left="0.4923in">
        <style:tab-stops/>
      </style:paragraph-properties>
    </style:style>
    <style:style style:name="P37" style:parent-style-name="Standard" style:family="paragraph">
      <style:paragraph-properties fo:margin-left="0.4923in">
        <style:tab-stops/>
      </style:paragraph-properties>
    </style:style>
    <style:style style:name="P38" style:parent-style-name="Standard" style:family="paragraph">
      <style:paragraph-properties fo:margin-left="0.4923in">
        <style:tab-stops/>
      </style:paragraph-properties>
    </style:style>
    <style:style style:name="P39" style:parent-style-name="Standard" style:family="paragraph">
      <style:paragraph-properties fo:margin-left="0.4923in">
        <style:tab-stops/>
      </style:paragraph-properties>
    </style:style>
    <style:style style:name="P40" style:parent-style-name="Standard" style:family="paragraph">
      <style:paragraph-properties fo:margin-left="0.4923in">
        <style:tab-stops/>
      </style:paragraph-properties>
    </style:style>
    <style:style style:name="P41" style:parent-style-name="Standard" style:family="paragraph">
      <style:paragraph-properties fo:margin-left="0.4923in">
        <style:tab-stops/>
      </style:paragraph-properties>
    </style:style>
    <style:style style:name="P42" style:parent-style-name="Standard" style:family="paragraph">
      <style:paragraph-properties fo:margin-left="0.4923in">
        <style:tab-stops/>
      </style:paragraph-properties>
    </style:style>
    <style:style style:name="P43" style:parent-style-name="Standard" style:family="paragraph">
      <style:paragraph-properties fo:margin-left="0.4923in">
        <style:tab-stops/>
      </style:paragraph-properties>
    </style:style>
    <style:style style:name="P44" style:parent-style-name="Standard" style:family="paragraph">
      <style:paragraph-properties fo:margin-left="0.4923in">
        <style:tab-stops/>
      </style:paragraph-properties>
    </style:style>
    <style:style style:name="P45" style:parent-style-name="Standard" style:family="paragraph">
      <style:paragraph-properties fo:margin-left="0.4923in">
        <style:tab-stops/>
      </style:paragraph-properties>
    </style:style>
    <style:style style:name="P46" style:parent-style-name="Standard" style:family="paragraph">
      <style:paragraph-properties fo:margin-left="0.4923in">
        <style:tab-stops/>
      </style:paragraph-properties>
    </style:style>
    <style:style style:name="P47" style:parent-style-name="Standard" style:family="paragraph">
      <style:paragraph-properties fo:margin-left="0.4923in">
        <style:tab-stops/>
      </style:paragraph-properties>
    </style:style>
    <style:style style:name="P48" style:parent-style-name="Standard" style:family="paragraph">
      <style:paragraph-properties fo:margin-left="0.4923in">
        <style:tab-stops/>
      </style:paragraph-properties>
    </style:style>
    <style:style style:name="P49" style:parent-style-name="Standard" style:family="paragraph">
      <style:paragraph-properties fo:margin-left="0.4923in">
        <style:tab-stops/>
      </style:paragraph-properties>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P52" style:parent-style-name="Standard" style:family="paragraph">
      <style:paragraph-properties fo:margin-left="0.4923in">
        <style:tab-stops/>
      </style:paragraph-properties>
    </style:style>
    <style:style style:name="P53" style:parent-style-name="Standard" style:family="paragraph">
      <style:paragraph-properties fo:margin-left="0.4923in">
        <style:tab-stops/>
      </style:paragraph-properties>
    </style:style>
    <style:style style:name="P54" style:parent-style-name="Standard" style:family="paragraph">
      <style:paragraph-properties fo:margin-left="0.4923in">
        <style:tab-stops/>
      </style:paragraph-properties>
    </style:style>
    <style:style style:name="T55" style:parent-style-name="Standaardalinea-lettertype" style:family="text">
      <style:text-properties fo:language="nl" fo:country="NL"/>
    </style:style>
    <style:style style:name="P56" style:parent-style-name="Standard" style:family="paragraph">
      <style:paragraph-properties fo:margin-left="0.4923in">
        <style:tab-stops/>
      </style:paragraph-properties>
      <style:text-properties fo:language="nl" fo:country="NL"/>
    </style:style>
    <style:style style:name="P57" style:parent-style-name="Standard" style:family="paragraph">
      <style:paragraph-properties fo:margin-left="0.4923in">
        <style:tab-stops/>
      </style:paragraph-properties>
      <style:text-properties fo:language="nl" fo:country="NL"/>
    </style:style>
    <style:style style:name="P58" style:parent-style-name="Standard" style:family="paragraph">
      <style:paragraph-properties fo:margin-left="0.4923in">
        <style:tab-stops/>
      </style:paragraph-properties>
    </style:style>
    <style:style style:name="P59" style:parent-style-name="Standard" style:family="paragraph">
      <style:text-properties fo:language="nl" fo:country="NL"/>
    </style:style>
    <style:style style:name="P60" style:parent-style-name="Standard" style:family="paragraph">
      <style:text-properties fo:language="nl" fo:country="NL"/>
    </style:style>
    <style:style style:name="P61" style:parent-style-name="Standard" style:family="paragraph">
      <style:text-properties fo:language="nl" fo:country="NL"/>
    </style:style>
    <style:style style:name="P62" style:parent-style-name="Standard" style:family="paragraph">
      <style:text-properties fo:language="nl" fo:country="NL"/>
    </style:style>
    <style:style style:name="P63" style:parent-style-name="Standard" style:family="paragraph">
      <style:text-properties fo:language="nl" fo:country="NL"/>
    </style:style>
    <style:style style:name="P64" style:parent-style-name="Standard" style:family="paragraph">
      <style:text-properties fo:language="nl" fo:country="NL"/>
    </style:style>
    <style:style style:name="P65" style:parent-style-name="Standard" style:family="paragraph">
      <style:text-properties fo:language="nl" fo:country="NL"/>
    </style:style>
    <style:style style:name="P66" style:parent-style-name="Standard" style:family="paragraph">
      <style:text-properties fo:language="nl" fo:country="NL"/>
    </style:style>
    <style:style style:name="P67" style:parent-style-name="Standard" style:family="paragraph">
      <style:text-properties fo:language="nl" fo:country="NL"/>
    </style:style>
    <style:style style:name="P68" style:parent-style-name="Standard" style:family="paragraph">
      <style:text-properties fo:language="nl" fo:country="NL"/>
    </style:style>
    <style:style style:name="P69" style:parent-style-name="Standard" style:family="paragraph">
      <style:text-properties fo:language="nl" fo:country="NL"/>
    </style:style>
    <style:style style:name="P70" style:parent-style-name="Standard" style:family="paragraph">
      <style:text-properties fo:language="nl" fo:country="NL"/>
    </style:style>
    <style:style style:name="P71" style:parent-style-name="Standard" style:family="paragraph">
      <style:text-properties fo:language="nl" fo:country="NL"/>
    </style:style>
    <style:style style:name="P72" style:parent-style-name="Standard" style:family="paragraph">
      <style:text-properties fo:language="nl" fo:country="NL"/>
    </style:style>
    <style:style style:name="P73" style:parent-style-name="Standard" style:family="paragraph">
      <style:text-properties fo:language="nl" fo:country="NL"/>
    </style:style>
    <style:style style:name="P74" style:parent-style-name="Standard" style:family="paragraph">
      <style:text-properties fo:language="nl" fo:country="NL"/>
    </style:style>
    <style:style style:name="P75" style:parent-style-name="Standard" style:family="paragraph">
      <style:text-properties fo:language="nl" fo:country="NL"/>
    </style:style>
    <style:style style:name="P76" style:parent-style-name="Standard" style:family="paragraph">
      <style:text-properties fo:language="nl" fo:country="NL"/>
    </style:style>
    <style:style style:name="P77" style:parent-style-name="Standard" style:family="paragraph">
      <style:text-properties fo:language="nl" fo:country="NL"/>
    </style:style>
    <style:style style:name="P78" style:parent-style-name="Standard" style:family="paragraph">
      <style:text-properties fo:language="nl" fo:country="NL"/>
    </style:style>
    <style:style style:name="P79" style:parent-style-name="Standard" style:family="paragraph">
      <style:text-properties fo:language="nl" fo:country="NL"/>
    </style:style>
    <style:style style:name="P80" style:parent-style-name="Standaard" style:family="paragraph">
      <style:paragraph-properties fo:break-before="page"/>
      <style:text-properties fo:language="nl" fo:country="NL" fo:hyphenate="true"/>
    </style:style>
    <style:style style:name="P81" style:parent-style-name="Standard" style:family="paragraph">
      <style:text-properties fo:language="nl" fo:country="NL"/>
    </style:style>
    <style:style style:name="P82" style:parent-style-name="Standard" style:family="paragraph">
      <style:text-properties fo:language="nl" fo:country="NL"/>
    </style:style>
    <style:style style:name="P83" style:parent-style-name="Standard" style:family="paragraph">
      <style:text-properties fo:language="nl" fo:country="NL"/>
    </style:style>
    <style:style style:name="T84" style:parent-style-name="Standaardalinea-lettertype" style:family="text">
      <style:text-properties fo:language="nl" fo:country="NL"/>
    </style:style>
  </office:automatic-styles>
  <office:body>
    <office:text text:use-soft-page-breaks="true">
      <text:p text:style-name="P1">Slide 1: Title screen</text:p>
      <text:p text:style-name="Standard"><text:tab/>Introducing speakers</text:p>
      <text:p text:style-name="Standard"><text:tab/>Project title</text:p>
      <text:p text:style-name="Standard"><text:tab/></text:p>
      <text:p text:style-name="Standard">Slide 2: Introduction</text:p>
      <text:p text:style-name="Standard"><text:tab/>Introducing the problem</text:p>
      <text:p text:style-name="Standard"><text:tab/>Open star clusters</text:p>
      <text:p text:style-name="Standard"><text:tab/><text:tab/>Tens to a few thousands stars which are loosely bound by gravity</text:p>
      <text:p text:style-name="Standard"><text:tab/><text:tab/>Stars have roughly same age and composition, because of small star forming period</text:p>
      <text:p text:style-name="Standard"><text:tab/><text:tab/>Star masses<text:s/>differ. We can measure evolutionary stage, metallicity and age<text:tab/><text:tab/><text:tab/>accurately.</text:p>
      <text:p text:style-name="Standard"><text:tab/><text:tab/>With open clusters we can measure gas extinction between the cluster and the<text:tab/><text:tab/><text:tab/>observer. Which means they can be used to determine the structure of the milky way.</text:p>
      <text:p text:style-name="Standard"><text:tab/><text:tab/></text:p>
      <text:p text:style-name="Standard"><text:tab/><text:tab/>(Iets over HRD en determining structure of Milky Way of overbodig?)</text:p>
      <text:p text:style-name="Standard"/>
      <text:p text:style-name="Standard"/>
      <text:p text:style-name="Standard"><text:tab/>There are two tracks an open star cluster can go down.</text:p>
      <text:p text:style-name="Standard"><text:tab/><text:tab/><text:s/>- Some stay bound</text:p>
      <text:p text:style-name="Standard"><text:tab/><text:tab/><text:s/>- Some disband and dissolve into the galaxy.</text:p>
      <text:p text:style-name="Standard"><text:tab/>A possible reason: stars blown away by the left over gas.</text:p>
      <text:p text:style-name="Standard"><text:tab/></text:p>
      <text:p text:style-name="Standard"><text:tab/>And what track an open star cluster goes down could be determined by this gas expulsion.</text:p>
      <text:p text:style-name="Standard"><text:tab/>We have two main possible theories as cause of this gas expulsion:</text:p>
      <text:p text:style-name="Standard"><text:tab/><text:tab/>Gas expulsion by stellar winds</text:p>
      <text:p text:style-name="Standard"><text:tab/><text:tab/>Gas expulsion by a supernova.</text:p>
      <text:p text:style-name="Standard"><text:tab/>This brings us to our research question:</text:p>
      <text:p text:style-name="Standard"/>
      <text:p text:style-name="Standard">Slide 3: Research question</text:p>
      <text:p text:style-name="Standard"><text:tab/>“Is the gas expulsion in open star clusters caused more by stellar winds or by a supernovae?”`</text:p>
      <text:p text:style-name="Standard"><text:tab/>We expect that at first stellar winds will slowly blow away gas until the first supernova<text:tab/><text:tab/><text:tab/>happens, which will blow away the remaining gas.</text:p>
      <text:p text:style-name="Standard"><text:tab/>So in this project we look at how much gas is already expulsed by stellar winds before the<text:s/><text:tab/><text:tab/>first supernova takes place and how much gas the supernova blows away.</text:p>
      <text:p text:style-name="Standard"><text:tab/></text:p>
      <text:p text:style-name="Standard">Slide 4: Initialization</text:p>
      <text:p text:style-name="Standard"><text:tab/>For creating the cluster we will need to make a couple of choices for our parameters.</text:p>
      <text:p text:style-name="Standard"><text:tab/>First we start with the bodies of our cluster.</text:p>
      <text:p text:style-name="Standard"><text:tab/>We initialize 100 stars in a fractal distribution shown in the picture. A fractal<text:tab/><text:tab/><text:tab/>distribution is a better approximation of an actual cluster than for example a more<text:tab/><text:tab/>fairly distributed distribution like a Plummer sphere.</text:p>
      <text:p text:style-name="Standard"><text:tab/>We initialize the masses of the stars with a Salpeter mass distribution and the mass of the<text:s/><text:tab/><text:tab/>heaviest star is set to around 30 solar masses for consistent supernova forming.</text:p>
      <text:p text:style-name="Standard"><text:tab/>The radius of the cluster is set to 1 pc.</text:p>
      <text:p text:style-name="Standard"/>
      <text:p text:style-name="Standard"><text:tab/>We initialize the gas in the cluster as a molecular cloud distribution of 10.000 gas particles,<text:tab/><text:tab/>with random velocities. [UITLEG?] Simulates an actual molecular cloud.</text:p>
      <text:p text:style-name="Standard"><text:tab/>We give the gas enough mass such that the total gas mass is about 5 times the star mass,<text:s/><text:tab/><text:tab/><text:span text:style-name="T2">which is a common ratio according to literature.<text:s/></text:span><text:span text:style-name="T3">More gas than stars. Zo kunnen we iig nog effecten zien terwijl het in werkelijkheid vaak</text:span><text:span text:style-name="T4"><text:tab/>nog meer gas kan zijn.</text:span></text:p>
      <text:p text:style-name="Standard"><text:span text:style-name="T5"><text:tab/></text:span>Then we remove gas around each star, in order of increasing star mass, equal to the mass of<text:tab/><text:tab/>the star to sort of “simulate” the result of the stars forming from the gas cloud. So in<text:soft-page-break/><text:tab/><text:tab/>the end the gas has a mass four times heavier than the mass of the stars.</text:p>
      <text:p text:style-name="Standard"><text:tab/><text:s/></text:p>
      <text:p text:style-name="Standard"/>
      <text:p text:style-name="Standard"><text:tab/>After initializing the cluster we let the simulation run and we wait for a situation closer to<text:tab/><text:tab/>equilibrium before we start the stellar evolution code (((((and stellar winds. Niet toch?)))))</text:p>
      <text:p text:style-name="Standard"/>
      <text:p text:style-name="Standard"/>
      <text:p text:style-name="Standard">Slide 5: Approach</text:p>
      <text:p text:style-name="Standard"><text:tab/>We simulate a newly formed open star cluster with AMUSE.</text:p>
      <text:p text:style-name="Standard"><text:tab/>We use a ph4 code to simulate gravitational dynamics between the stars (and the gas?).</text:p>
      <text:p text:style-name="Standard"><text:tab/>We use a Fi code to simulate the hydrodynamics.</text:p>
      <text:p text:style-name="Standard"><text:tab/>We bridge the gravity and the hydrodynamics codes.</text:p>
      <text:p text:style-name="Standard"><text:tab/></text:p>
      <text:p text:style-name="Standard"><text:tab/>We use the stellar evolution code SeBa() to update the stars on their evolutionary phase,<text:tab/><text:tab/><text:tab/>which<text:s/><text:tab/>determines the amount of stellar wind that is created<text:s/><text:span text:style-name="T6">and</text:span><text:s/>will eventually make<text:tab/><text:tab/>a star go supernova!<text:s/></text:p>
      <text:p text:style-name="P7">To simulate the stellar winds we use a package from AMUSE called stellar_winds.py, to<text:tab/><text:tab/>which we channel the stars so that the wind originates from the stars and the amount<text:tab/>of wind is calculated from the evolutionary phase of the star. The wind is created in<text:tab/>the form of gas particles and these gas particles are added to the gas collection.</text:p>
      <text:p text:style-name="Standard"><text:tab/>A channel from hydro to gas updates the gas and the particles in the hydrocode are<text:tab/><text:tab/><text:tab/>periodically synchronized to the gas in the gas collection.<text:s/></text:p>
      <text:p text:style-name="P8">The hydrocode is bridged with the gravitational code which has a channel to the stars for<text:tab/><text:tab/>updating their parameters. Finally there is a channel from the stellar evolution code<text:tab/><text:tab/>to the gravity code to update stellar attributes such as mass.</text:p>
      <text:p text:style-name="Standard"/>
      <text:p text:style-name="Standaard"/>
      <text:p text:style-name="Standaard"/>
      <text:p text:style-name="Standard"/>
      <text:p text:style-name="Standard">Slide 6: Parameters</text:p>
      <text:p text:style-name="Standard"><text:tab/>There are a few other parameters for which we had to make some choices:</text:p>
      <text:p text:style-name="Standard"><text:tab/>There are multiple timesteps for which we had to make choices.</text:p>
      <text:p text:style-name="Standard"><text:tab/>Base timestep: 0.1 Myr</text:p>
      <text:p text:style-name="Standard"><text:tab/><text:tab/>This timestep determines how often we look at the simulation. This timestep is<text:tab/><text:tab/><text:tab/>chosen<text:tab/>small enough so that we can still follow individual particles.</text:p>
      <text:p text:style-name="Standard"><text:tab/>Hydro timestep: 0.04 Myr</text:p>
      <text:p text:style-name="Standard"><text:tab/><text:tab/>This value is smaller than the base timestep because created wind particles are very<text:tab/><text:tab/>fast. This value is lower so that the interactions from the wind particles are still being<text:tab/><text:tab/>simulated.</text:p>
      <text:p text:style-name="Standard"><text:tab/>Stellar wind timestep: 0.05 Myr</text:p>
      <text:p text:style-name="Standard"><text:tab/><text:tab/>The timestep of the stellar winds code is not as important, because it will create wind<text:tab/><text:tab/>proportionate to the time that has past. We keep it at this value so that it closely<text:tab/><text:tab/><text:tab/>corresponds to the timesteps of the video that we will show later.<text:s/></text:p>
      <text:p text:style-name="Standard"><text:tab/>Bridge timestep: 0.02 Myr</text:p>
      <text:p text:style-name="Standard"><text:tab/><text:tab/>The bridge timestep should be half the timestep of the hydrocode and gravity code.</text:p>
      <text:p text:style-name="Standard"><text:tab/>Gravity timestep is determined by the gravity code self.</text:p>
      <text:p text:style-name="Standard"/>
      <text:p text:style-name="Standard"><text:tab/>When the supernova takes place the interactions start to take place at lower time intervals.<text:tab/><text:tab/>This means that we have to adjust some of our timesteps as well.</text:p>
      <text:p text:style-name="P9">We change the Hydrodynamics timestep to 0.001 and the bridge timestep to 0.0005. This<text:tab/><text:tab/>way all the interactions between the fast supernova wind and the original gas will be<text:soft-page-break/><text:tab/><text:tab/>simulated.</text:p>
      <text:p text:style-name="Standard"/>
      <text:p text:style-name="Standard"><text:tab/>(Stellar winds does not have to get smaller because it wil make the windparticles for all the<text:tab/><text:tab/>time that has passed.)</text:p>
      <text:p text:style-name="Standard"/>
      <text:p text:style-name="Standard"/>
      <text:p text:style-name="Standard"/>
      <text:p text:style-name="Standard"><text:tab/>When running the simulations we noticed that the stellar winds didn’t seem to have any<text:tab/><text:tab/><text:tab/>effect. This can for example be seen in the next simulation.</text:p>
      <text:p text:style-name="Standard"/>
      <text:p text:style-name="Standard">Slide 7: Video</text:p>
      <text:p text:style-name="Standard"><text:tab/>[Have the video paused at the start of the slide]<text:s/></text:p>
      <text:p text:style-name="Standard"><text:tab/>So with our parameters set we can run our simulation.</text:p>
      <text:p text:style-name="Standard"><text:tab/>In the orange/red you can see the stars of our cluster in their fractal distribution. In blue the<text:s/><text:tab/><text:tab/>original gas of the cluster is pictured. When the simulation runs you can sometimes<text:s/><text:tab/><text:tab/>see yellow particles moving at higher speeds, especially when the supernova takes<text:tab/><text:tab/>place, these are the gas particles added by the stellar wind module.<text:s/></text:p>
      <text:p text:style-name="Standard"><text:tab/>[Start the video]</text:p>
      <text:p text:style-name="Standard"><text:tab/>So at the start some particles are already accelerated out of the cluster by the gravitational<text:tab/><text:tab/>interactions of the particles. At the thick vertical line we start the SeBa and stellar<text:tab/><text:tab/>wind code.</text:p>
      <text:p text:style-name="P10">If a particle is accelerated outside a certain frame, 30 parsec away, it is removed from the<text:tab/>gas.<text:s/></text:p>
      <text:p text:style-name="P11"/>
      <text:p text:style-name="P12">So you might have noticed that a lot of the original gas seems unaffected by the stellar winds<text:s/><text:tab/>or the supernova. This is because the stellar wind does not seem to have any effect on<text:s/><text:tab/>the gas. Before the supernova there actually is no stellar wind for an entire timestep.<text:s/></text:p>
      <text:p text:style-name="P13">This is because the stellar wind module makes initializes wind particles at large distances<text:s/><text:tab/>from their stars. Because we remove far away wind particles (because the code otherwise crashes), these wind particles are often immediately removed. We were not able to<text:s/><text:tab/>find a solution for this wind location initialization problem, but the wind caused by the supernova<text:s/><text:span text:style-name="T14">does</text:span><text:s/>start at the supernova star. Even for correct wind the wind does not seem to have a lot of effect on the gas particles. We decided to dig deeper into the data.</text:p>
      <text:p text:style-name="P15"/>
      <text:p text:style-name="P16">Slide 8: Dissecting the data</text:p>
      <text:p text:style-name="P17"><text:tab/>We stored a lot of <text:s/>(2 GB) data from our simulation for post processing purposes.</text:p>
      <text:p text:style-name="P18"><text:tab/>Because we did not see a lot of interaction between wind and the other particles, we<text:tab/><text:tab/>decided to run the same simulation with and without the stellar winds<text:s/><text:tab/><text:tab/><text:tab/>module, so that figures could show possible differences.</text:p>
      <text:p text:style-name="P19"/>
      <text:p text:style-name="P20"><text:tab/>With this we created the next energy graph.</text:p>
      <text:p text:style-name="P21"><text:tab/>In this graph we see a few peaks in block form in the kinetic energy. These are<text:tab/><text:tab/><text:tab/>caused by highly accelerated gas particles of the original gas. When the<text:s/><text:tab/><text:tab/><text:tab/>kinetic energy drops this particle is removed from the data because of its<text:tab/><text:tab/><text:tab/>distance to keep the code from crashing.<text:s/><text:span text:style-name="T22">Wat zorgt voor deze pieken??? Waar</text:span><text:span text:style-name="T23"><text:tab/></text:span><text:span text:style-name="T24"><text:tab/>komt Ekin vandaan? Geen idee.</text:span></text:p>
      <text:p text:style-name="P25">[Gedrag energyplots uitleggen.]<text:s/></text:p>
      <text:p text:style-name="P26"/>
      <text:p text:style-name="P27">In the next graph the average velocity of the original gas is visualised. You see the<text:tab/><text:tab/>same behaviour causing the peaks in kinetic energy.</text:p>
      <text:p text:style-name="P28"/>
      <text:p text:style-name="P29"><text:tab/>In the graph that plots the average gas position we see no significant difference<text:tab/><text:soft-page-break/><text:tab/><text:tab/>between the two branches. The small drops in the lines are caused by<text:s/><text:tab/><text:tab/><text:tab/>removed gas particles that were launched too far away.</text:p>
      <text:p text:style-name="P30"/>
      <text:p text:style-name="P31">Slide 9: Dissecting the data</text:p>
      <text:p text:style-name="P32"><text:tab/>We ran the simulation multiple times to see if any behaviour indicated an effect of<text:tab/><text:tab/>stellar winds.</text:p>
      <text:p text:style-name="P33"><text:tab/>On this slide you can see the energy plots of six such simulations.</text:p>
      <text:p text:style-name="P34"><text:tab/>When we start the stellar evolution code no significant changes can be seen.</text:p>
      <text:p text:style-name="P35"><text:tab/>What is significant is that the supernova disturbs the periodical orbits, causing the<text:tab/><text:tab/>kinetic to flatten. This is however no indication that the stellar winds have a<text:s/><text:tab/><text:tab/>clear effect, because this can also be caused by the sudden mass loss of the<text:tab/><text:tab/>supernova star. So again this leaves us without a clear result.</text:p>
      <text:p text:style-name="P36"/>
      <text:p text:style-name="P37">Slide 10:</text:p>
      <text:p text:style-name="P38"><text:tab/>The other 3 simulations show a similar pattern. They all have a steep dropoff of kinetic energy just after the supernova. In the upper two graphs, there were already gas particles with higher energies. And it is possible that they got an extra push by the supernova out of the cluster. This can however also be a coincidence. In these graphs we also see an increase in kinetic energy at the start of SeBa. It is possible that this is caused by stellar wind. However, we again have no clear evidence for this.<text:s/></text:p>
      <text:p text:style-name="P39"><text:tab/>The third graph also shows a decline in kinetic energy at supernova time. This could be the result of the stellar winds of the supernova. The reason we don’t see an increase in energy first is that the gas particle got so much velocity that it escaped the frame within one Megayear. This is possible, especially if the effect of stellar wind is only seen in collisions of gas particles. Again it is not certain.<text:s/></text:p>
      <text:p text:style-name="P40"/>
      <text:p text:style-name="P41">[FIGUURTJE MET RUST IN FLUCTUATIES NA SUPERNOVA]</text:p>
      <text:p text:style-name="P42">{</text:p>
      <text:p text:style-name="P43"><text:tab/>In this plot the same small effect of the supernova on the stars and gas is visible. The<text:s/><text:tab/><text:tab/>fluctuations in energy stops which correlates to the close orbits being<text:tab/><text:tab/><text:tab/>disturbed. (Of door mass loss)</text:p>
      <text:p text:style-name="P44"><text:tab/>However we don’t see any clear long term effect and the gas expulsion barely took<text:s/><text:tab/><text:tab/>place.</text:p>
      <text:p text:style-name="P45">}</text:p>
      <text:p text:style-name="P46"/>
      <text:p text:style-name="Standard"/>
      <text:p text:style-name="P47">Slide -2: Conclusions</text:p>
      <text:p text:style-name="P48"><text:tab/>We Don’t have significant enough evidence to give a clear answer to our research<text:s/><text:tab/><text:tab/>question. However, the results that we do have might hint at … being a<text:s/><text:tab/><text:tab/><text:tab/>bigger influence. To determine this, further research is required.<text:s/></text:p>
      <text:p text:style-name="P49"/>
      <text:p text:style-name="P50">Slide -1: Possible improvements</text:p>
      <text:p text:style-name="P51"><text:tab/>We are not yet sure if the lack in results comes from an incomplete implementation<text:s/><text:tab/><text:tab/>of AMUSE or from an actual lack of effect in this timeframe.</text:p>
      <text:p text:style-name="P52"><text:tab/>If it is indeed an incomplete implementation of the code than this should be<text:tab/><text:tab/><text:tab/>improved upon. Otherwise looking at very large timeframes (resulting in long<text:tab/><text:tab/>simulations) might give an answer. One could for example let the code run with<text:s/><text:tab/><text:tab/>small timesteps after each supernova for a certain amount of Myrs and then<text:s/><text:tab/><text:tab/>continue with larger timesteps until the next supernova takes place. This<text:s/><text:tab/><text:tab/><text:tab/>could however take a long time because the more massive stars, who go<text:s/><text:tab/><text:tab/><text:tab/>supernova first, are relatively scarce because of the Salpeter mass function<text:s/><text:tab/><text:tab/>(especially since we help the Salpeter mass function a bit by giving the<text:s/><text:tab/><text:soft-page-break/><text:tab/><text:tab/>heaviest star more mass to the 30 solar masses range) [DOEN WE DIT<text:tab/><text:tab/><text:tab/>OOK?].</text:p>
      <text:p text:style-name="P53"/>
      <text:p text:style-name="P54"><text:tab/><text:tab/><text:span text:style-name="T55">Initialisatie van gas laten simuleren ipv een grote cloud.<text:s/></text:span></text:p>
      <text:p text:style-name="P56"/>
      <text:p text:style-name="P57"/>
      <text:p text:style-name="P58">However, if our code works correctly, might this mean that it takes more than a simple<text:s/><text:tab/><text:tab/>supernova to expulse most of the gas from an open cluster?</text:p>
      <text:p text:style-name="Standard"><text:tab/></text:p>
      <text:p text:style-name="Standard"><text:tab/></text:p>
      <text:p text:style-name="Standard"><text:tab/></text:p>
      <text:p text:style-name="Standard"><text:tab/><text:tab/></text:p>
      <text:p text:style-name="P59">Eerst dachten we:</text:p>
      <text:p text:style-name="P60">Vierkanten in energy plots laten een niet behouden energie zien van originele sterren en gas, dus die energie moet komen van de stellar winds (enige andere module die energie aanmaakt). Bij supernova module worden juist heel veel winddeeltjes aangemaakt, maar zien we bijna of geen van deze interacties. Dit spreekt elkaar tegen.<text:s/></text:p>
      <text:p text:style-name="P61"/>
      <text:p text:style-name="P62">Blokken komen niet door stellar winds want hebben ze ook zonder stellar winds:</text:p>
      <text:p text:style-name="P63"><text:tab/>Dit zorgt ervoor dat totale energie niet behouden is. Zonder stellar winds is er geen enkele manier waarop we energie zouden kunnen toevoegen.</text:p>
      <text:p text:style-name="P64"/>
      <text:p text:style-name="P65">Totale energie hoeft niet per se precies behouden te zijn want pot energie gaat met m^2 en kin energie gaat met m+m.<text:s/></text:p>
      <text:p text:style-name="P66"/>
      <text:p text:style-name="P67">Enige bewijs van stellar winds is het verschil in energiegedrag in figuur avg_vel.png (en pos en vel)</text:p>
      <text:p text:style-name="P68"><text:tab/>Ook niet per se want dit kan ook komen door het plotselinge massaverlies.</text:p>
      <text:p text:style-name="P69"/>
      <text:p text:style-name="P70">Wind zit in hydro en wordt dus wel meegenomen in de interacties.</text:p>
      <text:p text:style-name="P71"/>
      <text:p text:style-name="P72">Worden de gas deeltjes meteen binnen dezelfde tijdstap al verwijderd? Misschien wel want ze worden dus vaak al ver weg geinitialiseerd.<text:s/></text:p>
      <text:p text:style-name="P73"/>
      <text:p text:style-name="P74">Er is geen wind voordat SeBa() aan staat</text:p>
      <text:p text:style-name="P75"/>
      <text:p text:style-name="P76">Conclusies:</text:p>
      <text:p text:style-name="P77"><text:tab/>Ervan uitgaande dat de code klopt, zouden we uit onze resultaten kunnen concluderen dat de stellar winds en de supernova weinig tot geen invloed hebben op het gas in de ster cluster.<text:s/></text:p>
      <text:p text:style-name="P78">Dit komt niet overeen met de literatuur. Mogelijke verklaringen.<text:s/></text:p>
      <text:p text:style-name="P79"/>
      <text:p text:style-name="P80"/>
      <text:p text:style-name="P81">R: Introductie</text:p>
      <text:p text:style-name="P82">R: Research question</text:p>
      <text:p text:style-name="P83"/>
      <text:p text:style-name="Standard">R: Approach</text:p>
      <text:p text:style-name="Standard">R: Initialization</text:p>
      <text:p text:style-name="Standard">R: Parameters</text:p>
      <text:p text:style-name="Standard"/>
      <text:p text:style-name="Standard">W: Video</text:p>
      <text:p text:style-name="Standard">W: Dissecting data</text:p>
      <text:p text:style-name="Standard"/>
      <text:p text:style-name="Standard">W: Conclusions</text:p>
      <text:p text:style-name="Standard"><text:span text:style-name="T84">W: Improvements/Discu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s1" style:display-name="pl-s1" style:family="text" style:parent-style-name="Standaardalinea-lettertype"/>
    <style:style style:name="pl-c1" style:display-name="pl-c1" style:family="text" style:parent-style-name="Standaardalinea-lettertype"/>
    <style:style style:name="pl-v" style:display-name="pl-v" style:family="text" style:parent-style-name="Standaardalinea-lettertype"/>
    <style:style style:name="pl-c" style:display-name="pl-c"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Rutger Rijnenberg</dc:creator>
    <meta:creation-date>2022-12-12T19:34:00Z</meta:creation-date>
    <dc:date>2022-12-13T21:15:00Z</dc:date>
    <meta:template xlink:href="Normal.dotm" xlink:type="simple"/>
    <meta:editing-cycles>76</meta:editing-cycles>
    <meta:editing-duration>PT38760S</meta:editing-duration>
    <meta:document-statistic meta:page-count="6" meta:paragraph-count="26" meta:word-count="1975" meta:character-count="13212" meta:row-count="93" meta:non-whitespace-character-count="11263"/>
  </office:meta>
</office:document-meta>
</file>